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8cm" svg:x="2cm" svg:y="4.1cm">
          <text:p text:style-name="P1"><text:span text:style-name="T1">Sensor</text:span></text:p>
          <text:p text:style-name="P1"><text:span text:style-name="T1">3200x18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7cm" svg:y="4.1cm">
          <text:p text:style-name="P1"><text:span text:style-name="T1">X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2.6cm">
          <text:p text:style-name="P1"><text:span text:style-name="T1">Sca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5.6cm">
          <text:p text:style-name="P1"><text:span text:style-name="T1">Cr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5.6cm">
          <text:p text:style-name="P1"><text:span text:style-name="T1">REC</text:span></text:p>
          <text:p text:style-name="P1"><text:span text:style-name="T1">2048x11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2.6cm">
          <text:p text:style-name="P1"><text:span text:style-name="T1">G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22cm" svg:y="2.6cm">
          <text:p text:style-name="P1"><text:span text:style-name="T1">SDI</text:span></text:p>
          <text:p text:style-name="P1"><text:span text:style-name="T1">1920x10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cm" svg:y1="5cm" svg:x2="7cm" svg:y2="5cm">
          <text:p/>
        </draw:line>
        <draw:line draw:style-name="gr2" draw:text-style-name="P3" draw:layer="layout" svg:x1="15cm" svg:y1="3.5cm" svg:x2="17cm" svg:y2="3.5cm">
          <text:p/>
        </draw:line>
        <draw:line draw:style-name="gr2" draw:text-style-name="P3" draw:layer="layout" svg:x1="20cm" svg:y1="3.5cm" svg:x2="22cm" svg:y2="3.5cm">
          <text:p/>
        </draw:line>
        <draw:line draw:style-name="gr2" draw:text-style-name="P3" draw:layer="layout" svg:x1="15.1cm" svg:y1="6.5cm" svg:x2="17cm" svg:y2="6.5cm">
          <text:p/>
        </draw:line>
        <draw:line draw:style-name="gr2" draw:text-style-name="P3" draw:layer="layout" svg:x1="10.4cm" svg:y1="3.5cm" svg:x2="12cm" svg:y2="3.5cm">
          <text:p/>
        </draw:line>
        <draw:line draw:style-name="gr2" draw:text-style-name="P3" draw:layer="layout" svg:x1="10.4cm" svg:y1="6.5cm" svg:x2="12cm" svg:y2="6.5cm">
          <text:p/>
        </draw:line>
        <draw:line draw:style-name="gr3" draw:text-style-name="P3" draw:layer="layout" svg:x1="10.4cm" svg:y1="3.5cm" svg:x2="9.548cm" svg:y2="4.352cm">
          <text:p/>
        </draw:line>
        <draw:line draw:style-name="gr3" draw:text-style-name="P3" draw:layer="layout" svg:x1="10.4cm" svg:y1="6.5cm" svg:x2="9.544cm" svg:y2="5.64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2-17T15:50:30.514000000</dc:date>
    <meta:editing-duration>PT43M6S</meta:editing-duration>
    <meta:editing-cycles>11</meta:editing-cycles>
    <meta:generator>LibreOffice/6.3.2.2$Windows_X86_64 LibreOffice_project/98b30e735bda24bc04ab42594c85f7fd8be07b9c</meta:generator>
    <meta:document-statistic meta:object-count="15"/>
  </office:meta>
</office:document-meta>
</file>